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8f78" officeooo:paragraph-rsid="00108f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braries : code utilisable dans plusieurs application. Connexion au serveur de base de données. Lecture/Ecriture/Modifications/Suppression de données.</text:p>
      <text:p text:style-name="P1"/>
      <text:p text:style-name="P1">Code métier : code nécessaire à l'application donnée</text:p>
      <text:p text:style-name="P1"><text:line-break/>L'architecture : MC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2T13:28:32.395417769</meta:creation-date>
    <dc:date>2015-09-22T13:33:38.117986732</dc:date>
    <meta:editing-duration>PT5M5S</meta:editing-duration>
    <meta:editing-cycles>1</meta:editing-cycles>
    <meta:document-statistic meta:table-count="0" meta:image-count="0" meta:object-count="0" meta:page-count="1" meta:paragraph-count="3" meta:word-count="28" meta:character-count="224" meta:non-whitespace-character-count="198"/>
    <meta:generator>LibreOffice/5.0.1.2$Linux_X86_64 LibreOffice_project/00m0$Build-2</meta:generator>
  </office:meta>
</office:document-meta>
</file>